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00000000C0000000C088B1063F9B61FC9.gif" manifest:media-type="image/gi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eX Gyre Schola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eX Gyre Schola" fo:font-size="14pt" style:font-size-asian="14pt" style:font-size-complex="14pt"/>
    </style:style>
    <style:style style:name="P3" style:family="paragraph" style:parent-style-name="Standard">
      <style:text-properties style:font-name="TeX Gyre Schola" fo:font-size="14pt" officeooo:paragraph-rsid="0013f1fd" style:font-size-asian="14pt" style:font-size-complex="14pt"/>
    </style:style>
    <style:style style:name="P4" style:family="paragraph" style:parent-style-name="Standard">
      <style:text-properties style:font-name="TeX Gyre Schola" fo:font-size="14pt" officeooo:rsid="0015743b" officeooo:paragraph-rsid="0015743b" style:font-size-asian="14pt" style:font-size-complex="14pt"/>
    </style:style>
    <style:style style:name="P5" style:family="paragraph" style:parent-style-name="Standard">
      <style:text-properties style:font-name="TeX Gyre Schola" fo:font-size="14pt" officeooo:paragraph-rsid="0015743b" style:font-size-asian="14pt" style:font-size-complex="14pt"/>
    </style:style>
    <style:style style:name="P6" style:family="paragraph" style:parent-style-name="Standard">
      <style:text-properties style:font-name="TeX Gyre Schola" fo:font-size="14pt" officeooo:paragraph-rsid="0015cebe" style:font-size-asian="14pt" style:font-size-complex="14pt"/>
    </style:style>
    <style:style style:name="T1" style:family="text">
      <style:text-properties style:font-name="TeX Gyre Schola" fo:font-size="14pt" style:font-size-asian="14pt" style:font-size-complex="14pt"/>
    </style:style>
    <style:style style:name="T2" style:family="text">
      <style:text-properties officeooo:rsid="0015ceb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0 DE ENERO</text:p>
      <text:p text:style-name="P2"/>
      <text:p text:style-name="P2">SANTA MARTINA</text:p>
      <text:p text:style-name="P2"/>
      <text:p text:style-name="P2">Virgen y Martir</text:p>
      <text:p text:style-name="P2"/>
      <text:p text:style-name="P2">Santa Martina, noble virgen romana, luego de padecer atroces suplicios, fue decapitada en Roma en el año 228.</text:p>
      <text:p text:style-name="P2"/>
      <text:p text:style-name="P2">Antífona de entrada </text:p>
      <text:p text:style-name="P2">Celebremos con alegría la fiesta de Santa Martina, Virgen y Martir, porque le Señor del Universo la ha colmado de su amor.</text:p>
      <text:p text:style-name="P2">O bien:<text:tab/>Cf. Sal 119, 46-46</text:p>
      <text:p text:style-name="P2">Yo, Señor, hablé de tu Ley ante los reyes y no me avergoncé de ella, y me recreé en tus preceptos: los que mucho amé. (T. P. Aleluya, aleluya.)</text:p>
      <text:p text:style-name="P2"/>
      <text:p text:style-name="P2">Oración colecta</text:p>
      <text:p text:style-name="P2">Oh Dios, que entre los demas milagros de tu poder, diste fuerza al sexo más fragil para que consiguiese la victoria del martirio: concédenos por tu bondad, que al celebrar el nacimiento al cielo de tu Santa Virgen y Martir Martina, caminemos a Ti por la imitación de sus ejemplos. Por nuestro Señor Jesucristo, tu Hijo que vive y reina contigo en la unidad del Espíritu Santo y es Dios, por los siglos de los siglos.</text:p>
      <text:p text:style-name="P2"/>
      <text:p text:style-name="P2">Lectura del libro del Cantar de los cantares 8, 6-7</text:p>
      <text:p text:style-name="P2"/>
      <text:p text:style-name="P2">Grábame como un sello en tu brazo, como un sello en tu corazón, porque es fuerte el amor como la muerte, es cruel la pasión como el abismo; es centella de fuego, llamarada divina: las aguas torrenciales no podrán apagar el amor, ni anegarlo los ríos.</text:p>
      <text:p text:style-name="P2">Si alguien quisiera comprar el amor con todas las riquezas de su casa, se haría despreciable.</text:p>
      <text:p text:style-name="P2"/>
      <text:p text:style-name="P2"><text:soft-page-break/>Palabra de Dios.</text:p>
      <text:p text:style-name="P1"/>
      <text:p text:style-name="P1">Salmo responsorial: Salmo 44, 11-12. 14-15. 16-17 (R.: cf. Mt 25, 6b)</text:p>
      <text:p text:style-name="P1"/>
      <text:p text:style-name="Standard"><text:span text:style-name="Emphasis"><text:span text:style-name="T1">R. Llega el Esposo; salid a recibir a Cristo, el Señor.</text:span></text:span></text:p>
      <text:p text:style-name="P1"/>
      <text:p text:style-name="P3">Escucha, hija, mira: inclina el oído,</text:p>
      <text:p text:style-name="P3">olvida tu pueblo y la casa paterna;</text:p>
      <text:p text:style-name="P3">prendado está el rey de tu belleza:</text:p>
      <text:p text:style-name="P3">póstrate ante él, que él es tu señor.<text:tab/>R/.</text:p>
      <text:p text:style-name="P3"/>
      <text:p text:style-name="P3">Ya entra la princesa, bellísima,</text:p>
      <text:p text:style-name="P3">vestida de perlas y brocado;</text:p>
      <text:p text:style-name="P3">la llevan ante el rey, con séquito de vírgenes</text:p>
      <text:p text:style-name="P3">la siguen sus compañeras.<text:tab/>R.</text:p>
      <text:p text:style-name="P3"/>
      <text:p text:style-name="P3">Las traen entre alegría y algazara,</text:p>
      <text:p text:style-name="P3">van entrando en el palacio real.</text:p>
      <text:p text:style-name="P3">A cambio de tus padres, tendrás hijos,</text:p>
      <text:p text:style-name="P3">que nombrarás príncipes por toda la tierra.<text:tab/>R.</text:p>
      <text:p text:style-name="P1"/>
      <text:p text:style-name="P1">Aleluya y versículo antes del evangelio Jn 14, 23</text:p>
      <text:p text:style-name="P3">El que me ama guardará mi palabra</text:p>
      <text:p text:style-name="P3">—dice el Señor—,</text:p>
      <text:p text:style-name="P3">y mi Padre lo amará, y vendremos a él.</text:p>
      <text:p text:style-name="P1"/>
      <text:p text:style-name="P1"><text:bookmark text:name="LE13"/>Marta lo recibió en su casa. María ha escogido la parte mejor</text:p>
      <text:p text:style-name="P1"/>
      <text:p text:style-name="P1"><draw:frame draw:style-name="fr1" draw:name="Image1" text:anchor-type="as-char" svg:width="0.318cm" svg:height="0.318cm" draw:z-index="0"><draw:image xlink:href="Pictures/100002000000000C0000000C088B1063F9B61FC9.gif" xlink:type="simple" xlink:show="embed" xlink:actuate="onLoad" loext:mime-type="image/gif"/></draw:frame><text:s/>Lectura del santo evangelio según san Lucas 10, 38-42</text:p>
      <text:p text:style-name="P1">En aquel tiempo, entró Jesús en una aldea, y una mujer llamada Marta lo recibió en su casa.</text:p>
      <text:p text:style-name="P1">Ésta tenía una hermana llamada María, que, sentada a los pies del Señor, escuchaba su palabra.</text:p>
      <text:p text:style-name="P1"><text:soft-page-break/>Y Marta se multiplicaba para dar abasto con el servicio; hasta que se paró y dijo:</text:p>
      <text:p text:style-name="P1">—«Señor, ¿no te importa que mi hermana me haya dejado sola con el servicio? Dile que me eche una mano».</text:p>
      <text:p text:style-name="P1">Pero el Señor le contestó:</text:p>
      <text:p text:style-name="P1">—«Marta, Marta, andas inquieta y nerviosa con tantas cosas; sólo una es necesaria. María ha escogido la parte mejor, y no se la quitarán».</text:p>
      <text:p text:style-name="P1"/>
      <text:p text:style-name="P1">Palabra del Señor.</text:p>
      <text:p text:style-name="P1"/>
      <text:p text:style-name="P1">Oración sobre las ofrendas</text:p>
      <text:p text:style-name="P4">Recibe, Señor, los dones que te ofrecemos en la solemnidad de tu Santa Virgen y Martir Martina, con cuyo patrocinio confiamos ser librados de todo mal. Por Jesucristo, nuestro Señor.</text:p>
      <text:p text:style-name="P1"/>
      <text:p text:style-name="P5">Antífona de comunión<text:tab/>Cf. Lc. 10, 42</text:p>
      <text:p text:style-name="P5">Esta virgen prudente eligió la parte mejor, que no le será quitada. (T.P. Aleluia).</text:p>
      <text:p text:style-name="P1"/>
      <text:p text:style-name="P6">Oración después de la comunión</text:p>
      <text:p text:style-name="P6">Alimentados con el pan del cielo; <text:span text:style-name="T2">y por la interceción de tu Santa Virgen y Martir Martina, </text:span>recibamos el perdón de los pecados, la salud del cuerpo, la gracia y la vida eterna. Por Jesucristo, nuestro Seño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4T18:17:41.055943063</meta:creation-date>
    <dc:date>2019-11-03T14:25:28.749518837</dc:date>
    <meta:editing-duration>PT56M29S</meta:editing-duration>
    <meta:editing-cycles>4</meta:editing-cycles>
    <meta:generator>LibreOffice/6.3.2.2$Linux_X86_64 LibreOffice_project/30$Build-2</meta:generator>
    <meta:document-statistic meta:table-count="0" meta:image-count="1" meta:object-count="0" meta:page-count="3" meta:paragraph-count="47" meta:word-count="591" meta:character-count="3223" meta:non-whitespace-character-count="2678"/>
  </office:meta>
</office:document-meta>
</file>